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weight="bold" officeooo:rsid="0006ba27" officeooo:paragraph-rsid="0006ba27"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Calibri" fo:font-size="12pt" fo:font-weight="normal" officeooo:rsid="0006ba27" officeooo:paragraph-rsid="0006ba2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libri" fo:font-size="12pt" fo:font-weight="normal" officeooo:rsid="0007d157" officeooo:paragraph-rsid="0007d157" style:font-size-asian="10.5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style:font-name="Calibri" fo:font-size="20pt" fo:font-weight="bold" officeooo:rsid="0006ba27" officeooo:paragraph-rsid="0006ba27" style:font-size-asian="20pt" style:font-weight-asian="bold" style:font-size-complex="20pt" style:font-weight-complex="bold"/>
    </style:style>
    <style:style style:name="P5" style:family="paragraph" style:parent-style-name="Standard" style:list-style-name="L1">
      <style:paragraph-properties fo:text-align="justify" style:justify-single-word="false"/>
      <style:text-properties style:font-name="Calibri" fo:font-size="20pt" fo:font-weight="bold" officeooo:rsid="0006ba27" officeooo:paragraph-rsid="0007d157" style:font-size-asian="20pt" style:font-weight-asian="bold" style:font-size-complex="20pt" style:font-weight-complex="bold"/>
    </style:style>
    <style:style style:name="P6" style:family="paragraph" style:parent-style-name="Standard" style:list-style-name="L1">
      <style:paragraph-properties fo:text-align="justify" style:justify-single-word="false"/>
      <style:text-properties style:font-name="Calibri" fo:font-size="12pt" fo:font-weight="normal" officeooo:rsid="0006ba27" officeooo:paragraph-rsid="0006ba27" style:font-size-asian="10.5pt" style:font-weight-asian="normal" style:font-size-complex="12pt" style:font-weight-complex="normal"/>
    </style:style>
    <style:style style:name="T1" style:family="text">
      <style:text-properties officeooo:rsid="0007d157"/>
    </style:style>
    <style:style style:name="T2" style:family="text">
      <style:text-properties fo:font-weight="bold" style:font-weight-asian="bold" style:font-weight-complex="bold"/>
    </style:style>
    <style:style style:name="T3" style:family="text">
      <style:text-properties officeooo:rsid="0008b77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llabus</text:p>
      <text:p text:style-name="P1"/>
      <text:list xml:id="list3745362497" text:style-name="L1">
        <text:list-item>
          <text:p text:style-name="P4"><text:s/>Opis</text:p>
          <text:p text:style-name="P6">Syllabus jest aplikacją, służącą do zarządzania szkołą. Odbiorcami aplikacji są uczniowie, rodzice, nauczyciele, dyrektorzy oraz pracownicy sekretariatu. Dla każdego poziomu dostępu jest przypisany określony zbiór funkcjonalności, opisany w kolejnym rozdziale. W skład szkoły wchodzą klasy, które mają określony poziom, listę uczniów wraz z ich rodzicami oraz wychowawcę. Każda klasa może realizować dany przedmiot z określonym nauczycielem, który ma możliwość dodawania postów na forum przedmiotu, tworzenia aktywności oraz indywidualnego oceniania uczniów. Ponadto, może sprawdzać obecność na zajęciach. Wychowawca klasy ma wgląd do wszystkich przedmiotów, które jego klasa realizuje, czyli widzi posty nauczycieli, aktywności, oceny oraz frekwencję uczniów. Może on usprawiedliwiać nieobecności uczniów na konkretnych zajęciach, wszystkich zajęciach danego dnia, lub wszystkich zajęć w danym przedziale czasowym. Uczniowie, ich rodzice, wychowawca oraz dyrektorzy mają wgląd w średnią ocen danego ucznia, średnią ocen danej klasy lub średnią ocen z danego przedmiotu. Dyrektor, po utworzeniu pustej klasy i przypisaniu do niej wychowawcy, może wygenerować kody rejestracyjne dla uczniów, jeśli jeszcze nie mają konta w systemie. Nieużyte kody widzi wychowawca, który powinien pojedynczo oraz indywidualnie przekazać kod dla każdego ucznia z osobna. Dla każdego kodu rejestracyjnego dla ucznia istnieje kod rejestracyjny dla jego rodzica, który musi o niego poprosić wychowawcę. </text:p>
        </text:list-item>
      </text:list>
      <text:p text:style-name="P2"/>
      <text:list xml:id="list235817789746996" text:continue-numbering="true" text:style-name="L1">
        <text:list-item>
          <text:p text:style-name="P5"><text:s/><text:span text:style-name="T1">Reguły biznesowe</text:span></text:p>
        </text:list-item>
      </text:list>
      <text:p text:style-name="P2"/>
      <text:p text:style-name="P3"><text:tab/><text:span text:style-name="T2">Subject:</text:span></text:p>
      <text:p text:style-name="P3"><text:tab/>Przedmiot może tworzyć tylko DIRECTOR lub OFFICE, tak samo edytować oraz archiwizować.</text:p>
      <text:p text:style-name="P3"><text:tab/>Wyświetlać przedmioty mogą również tylko te role.</text:p>
      <text:p text:style-name="P3"/>
      <text:p text:style-name="P3"><text:tab/><text:span text:style-name="T2">Realisation</text:span>:</text:p>
      <text:p text:style-name="P3"><text:tab/>Tworzyć realizację może tylko DIRECTOR lub OFFICE, przy tworzeniu jest przypisany do realizacji <text:tab/>jeden TEACHER, który zyskuje dodatkowe funkcjonalności jeśli jest prowadzącym realizacji. Może on <text:tab/><text:tab/>wtedy tworzyć aktywności, posty oraz wstawiać oceny uczniom którzy są w klasie realizującej <text:tab/>przedmiot przez niego prowadzony. STUDENT oraz TEACHER mogą wyświetlić tylko swoje realizacje.</text:p>
      <text:p text:style-name="P3"/>
      <text:p text:style-name="P3"><text:tab/><text:span text:style-name="T2">SchoolClass</text:span>:</text:p>
      <text:p text:style-name="P3"><text:tab/>Tworzyć klasy może tylko DIRECTOR lub OFFICE, przy tworzeniu klasy przydzielany jest jej wychowawca <text:tab/>(TEACHER), który może wyświetlać realizacje jego klasy. Nauczyciel może być wychowawcą tylko jednej <text:tab/>klasy. Uczniowie mogą wyświetlać wszystkie klasy oraz ich wychowawców. <text:span text:style-name="T3">TEACHER, DIRECTOR oraz <text:tab/>OFFICE mogą zarządzać listą uczniów</text:span></text:p>
      <text:p text:style-name="P3"/>
      <text:p text:style-name="P3"><text:tab/></text:p>
      <text:p text:style-name="P3"/>
      <text:p text:style-name="P3"><text:tab/></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28cm" fo:margin-right="0.98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21:34:19.816000000</meta:creation-date>
    <dc:date>2023-02-03T23:58:17.232000000</dc:date>
    <meta:editing-duration>PT4H57M53S</meta:editing-duration>
    <meta:editing-cycles>3</meta:editing-cycles>
    <meta:generator>LibreOffice/7.4.2.3$Windows_X86_64 LibreOffice_project/382eef1f22670f7f4118c8c2dd222ec7ad009daf</meta:generator>
    <meta:document-statistic meta:table-count="0" meta:image-count="0" meta:object-count="0" meta:page-count="1" meta:paragraph-count="13" meta:word-count="317" meta:character-count="2407" meta:non-whitespace-character-count="2084"/>
  </office:meta>
</office:document-meta>
</file>